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37"/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19"/>
    <style:style style:name="ce7" style:family="table-cell" style:parent-style-name="Default" style:data-style-name="N38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11.377083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85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Date</text:p>
          </table:table-cell>
          <table:table-cell office:value-type="string" table:style-name="ce2">
            <text:p>Description of work</text:p>
          </table:table-cell>
          <table:table-cell office:value-type="string" table:style-name="ce2">
            <text:p>Effort ([HH]:mm)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00/00/2019</text:p>
          </table:table-cell>
          <table:table-cell table:style-name="ce1"/>
          <table:table-cell office:value-type="time" office:time-value="PT0H0M0S" table:style-name="ce4">
            <text:p>0:00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table:style-name="ce1"/>
          <table:table-cell table:style-name="ce4"/>
          <table:table-cell table:number-columns-repeated="16380"/>
        </table:table-row>
        <table:table-row table:style-name="ro1">
          <table:table-cell/>
          <table:table-cell office:value-type="date" office:date-value="2020-01-23T00:00:00" table:style-name="ce3">
            <text:p>23.1.20</text:p>
          </table:table-cell>
          <table:table-cell office:value-type="string" table:style-name="ce1">
            <text:p>Updating time table helping Vasi for the accomplishment</text:p>
          </table:table-cell>
          <table:table-cell office:value-type="time" office:time-value="PT1H0M0S" table:style-name="ce4">
            <text:p>1:00</text:p>
          </table:table-cell>
          <table:table-cell table:number-columns-repeated="16380"/>
        </table:table-row>
        <table:table-row table:style-name="ro3">
          <table:table-cell/>
          <table:table-cell office:value-type="date" office:date-value="2020-01-22T00:00:00" table:style-name="ce3">
            <text:p>22.1.20</text:p>
          </table:table-cell>
          <table:table-cell office:value-type="string" table:style-name="ce5">
            <text:p>Fixing the references of both articles in wiki; research about Sybilla Zech and starting to work on her article</text:p>
          </table:table-cell>
          <table:table-cell office:value-type="time" office:time-value="PT3H30M0S" table:style-name="ce4">
            <text:p>3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0-01-21T00:00:00" table:style-name="ce3">
            <text:p>21.1.20</text:p>
          </table:table-cell>
          <table:table-cell office:value-type="string" table:style-name="ce1">
            <text:p>Publishing the articles of Inge Troch and Astrid Staufer</text:p>
          </table:table-cell>
          <table:table-cell office:value-type="time" office:time-value="PT2H0M0S" table:style-name="ce4">
            <text:p>2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0-01-19T00:00:00" table:style-name="ce3">
            <text:p>19.1.20</text:p>
          </table:table-cell>
          <table:table-cell office:value-type="string" table:style-name="ce1">
            <text:p>Writing the article about Astrid Staufer</text:p>
          </table:table-cell>
          <table:table-cell office:value-type="time" office:time-value="PT2H30M0S" table:style-name="ce4">
            <text:p>2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0-01-18T00:00:00" table:style-name="ce3">
            <text:p>18.1.20</text:p>
          </table:table-cell>
          <table:table-cell office:value-type="string" table:style-name="ce1">
            <text:p>Research about Astrid Staufer</text:p>
          </table:table-cell>
          <table:table-cell office:value-type="time" office:time-value="PT2H0M0S" table:style-name="ce4">
            <text:p>2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0-01-16T00:00:00" table:style-name="ce3">
            <text:p>16.1.20</text:p>
          </table:table-cell>
          <table:table-cell office:value-type="string" table:style-name="ce5">
            <text:p>Finishing the article about Inge Troch</text:p>
          </table:table-cell>
          <table:table-cell office:value-type="time" office:time-value="PT3H0M0S" table:style-name="ce4">
            <text:p>3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0-01-10T00:00:00" table:style-name="ce3">
            <text:p>10.1.20</text:p>
          </table:table-cell>
          <table:table-cell office:value-type="string" table:style-name="ce1">
            <text:p>Meeting with lecturers</text:p>
          </table:table-cell>
          <table:table-cell office:value-type="time" office:time-value="PT0H45M0S" table:style-name="ce4">
            <text:p>0:4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0-01-09T00:00:00" table:style-name="ce3">
            <text:p>9.1.20</text:p>
          </table:table-cell>
          <table:table-cell office:value-type="string" table:style-name="ce1">
            <text:p>Publishing Article of Susanne Zeilinger-Migsich</text:p>
          </table:table-cell>
          <table:table-cell office:value-type="time" office:time-value="PT1H30M0S" table:style-name="ce4">
            <text:p>1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0-01-07T00:00:00" table:style-name="ce3">
            <text:p>7.1.20</text:p>
          </table:table-cell>
          <table:table-cell office:value-type="string" table:style-name="ce1">
            <text:p>Creating Wikipedia Page<text:s/></text:p>
          </table:table-cell>
          <table:table-cell office:value-type="time" office:time-value="PT0H30M0S" table:style-name="ce4">
            <text:p>0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0-01-05T00:00:00" table:style-name="ce3">
            <text:p>5.1.20</text:p>
          </table:table-cell>
          <table:table-cell office:value-type="string" table:style-name="ce1">
            <text:p>Working on the Inge Troch Project<text:s/></text:p>
          </table:table-cell>
          <table:table-cell office:value-type="time" office:time-value="PT2H30M0S" table:style-name="ce4">
            <text:p>2:30</text:p>
          </table:table-cell>
          <table:table-cell table:number-columns-repeated="16380"/>
        </table:table-row>
        <table:table-row table:style-name="ro3">
          <table:table-cell/>
          <table:table-cell office:value-type="date" office:date-value="2020-01-04T00:00:00" table:style-name="ce3">
            <text:p>4.1.20</text:p>
          </table:table-cell>
          <table:table-cell office:value-type="string" table:style-name="ce5">
            <text:p>Working on the Susanne Zeilinger-Migsich article and research about Inge Troch</text:p>
          </table:table-cell>
          <table:table-cell office:value-type="time" office:time-value="PT5H0M0S" table:style-name="ce4">
            <text:p>5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11T00:00:00" table:style-name="ce3">
            <text:p>11.12.19</text:p>
          </table:table-cell>
          <table:table-cell office:value-type="string" table:style-name="ce1">
            <text:p>Meeting Gelautz and discussing the article (With Vasilena)</text:p>
          </table:table-cell>
          <table:table-cell office:value-type="time" office:time-value="PT0H30M0S" table:style-name="ce4">
            <text:p>0:3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2-04T00:00:00" table:style-name="ce3">
            <text:p>4.12.19</text:p>
          </table:table-cell>
          <table:table-cell office:value-type="string" table:style-name="ce1">
            <text:p>Helping Vasilena for Gelautz article</text:p>
          </table:table-cell>
          <table:table-cell office:value-type="time" office:time-value="PT1H0M0S" table:style-name="ce4">
            <text:p>1:00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date" office:date-value="2019-12-02T00:00:00" table:style-name="ce3">
            <text:p>2.12.19</text:p>
          </table:table-cell>
          <table:table-cell office:value-type="string" table:style-name="ce5">
            <text:p>Working on the english article of Geraldine Fitzpatrick and updating the information on github</text:p>
          </table:table-cell>
          <table:table-cell office:value-type="time" office:time-value="PT3H0M0S" table:style-name="ce4">
            <text:p>3: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30T00:00:00" table:style-name="ce3">
            <text:p>30.11.19</text:p>
          </table:table-cell>
          <table:table-cell office:value-type="string" table:style-name="ce1">
            <text:p>Creating GitHube Profile</text:p>
          </table:table-cell>
          <table:table-cell office:value-type="time" office:time-value="PT0H30M0S" table:style-name="ce4">
            <text:p>0:30</text:p>
          </table:table-cell>
          <table:table-cell table:number-columns-repeated="16380"/>
        </table:table-row>
        <table:table-row table:style-name="ro1">
          <table:table-cell table:style-name="ce6"/>
          <table:table-cell office:value-type="date" office:date-value="2019-11-29T00:00:00" table:style-name="ce3">
            <text:p>29.11.19</text:p>
          </table:table-cell>
          <table:table-cell office:value-type="string" table:style-name="ce1">
            <text:p>Meeting with lecturers/Disucssion about GitHub page</text:p>
          </table:table-cell>
          <table:table-cell office:value-type="time" office:time-value="PT1H0M0S" table:style-name="ce4">
            <text:p>1: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24T00:00:00" table:style-name="ce3">
            <text:p>24.11.19</text:p>
          </table:table-cell>
          <table:table-cell office:value-type="string" table:style-name="ce1">
            <text:p>Working on the first article of Fitzpatrick</text:p>
          </table:table-cell>
          <table:table-cell office:value-type="time" office:time-value="PT4H0M0S" table:style-name="ce4">
            <text:p>4: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13T00:00:00" table:style-name="ce3">
            <text:p>13.11.19</text:p>
          </table:table-cell>
          <table:table-cell office:value-type="string" table:style-name="ce1">
            <text:p>Meeting with Margrit Gelautz- discussing details on the article upload</text:p>
          </table:table-cell>
          <table:table-cell office:value-type="time" office:time-value="PT0H30M0S" table:style-name="ce4">
            <text:p>0:3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10T00:00:00" table:style-name="ce3">
            <text:p>10.11.19</text:p>
          </table:table-cell>
          <table:table-cell office:value-type="string" table:style-name="ce1">
            <text:p>Wien/Wikipedia vor Ort- Meeting with people from WP</text:p>
          </table:table-cell>
          <table:table-cell office:value-type="time" office:time-value="PT2H30M0S" table:style-name="ce4">
            <text:p>2:3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08T00:00:00" table:style-name="ce3">
            <text:p>8.11.19</text:p>
          </table:table-cell>
          <table:table-cell office:value-type="string" table:style-name="ce1">
            <text:p>Meeting with lecturers/Disucssion about the project</text:p>
          </table:table-cell>
          <table:table-cell office:value-type="time" office:time-value="PT1H0M0S" table:style-name="ce4">
            <text:p>1: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0-24T00:00:00" table:style-name="ce3">
            <text:p>24.10.19</text:p>
          </table:table-cell>
          <table:table-cell office:value-type="string" table:style-name="ce1">
            <text:p>Research on the academic people for the proposal</text:p>
          </table:table-cell>
          <table:table-cell office:value-type="time" office:time-value="PT2H0M0S" table:style-name="ce4">
            <text:p>2:0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2"/>
          <table:table-cell office:value-type="time" office:time-value="PT40H15M0S" table:formula="of:=SUM([.D5:.D25])" table:style-name="ce7">
            <text:p>40:15</text:p>
          </table:table-cell>
          <table:table-cell table:number-columns-repeated="16380"/>
        </table:table-row>
        <table:table-row table:number-rows-repeated="1048550" table:style-name="ro4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.</number:text>
      <number:month/>
      <number:text>.</number:text>
      <number:year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</number:tim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ohammad Zandpour</meta:initial-creator>
    <dc:creator>vasilenakisova@gmail.com</dc:creator>
    <meta:creation-date>2019-11-21T00:22:27Z</meta:creation-date>
    <dc:date>2020-01-23T20:06:28Z</dc:date>
    <meta:editing-cycles>3</meta:editing-cycles>
    <meta:editing-duration>PT281S</meta:editing-duration>
  </office:meta>
</office:document-meta>
</file>